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428004097613" calcext:value-type="float">
            <text:p>0.04</text:p>
          </table:table-cell>
          <table:table-cell table:style-name="ce25" office:value-type="float" office:value="2.15442670121715" calcext:value-type="float">
            <text:p>2.15</text:p>
          </table:table-cell>
          <table:table-cell table:style-name="ce25" office:value-type="float" office:value="-0.0386727102137729" calcext:value-type="float">
            <text:p>–0.04</text:p>
          </table:table-cell>
          <table:table-cell table:style-name="ce25" office:value-type="float" office:value="-0.19642537329001" calcext:value-type="float">
            <text:p>–0.20</text:p>
          </table:table-cell>
          <table:table-cell table:style-name="ce25" office:value-type="float" office:value="0.114997589671432" calcext:value-type="float">
            <text:p>0.11</text:p>
          </table:table-cell>
          <table:table-cell table:style-name="ce25" office:value-type="float" office:value="-0.30797659377887" calcext:value-type="float">
            <text:p>–0.31</text:p>
          </table:table-cell>
          <table:table-cell table:style-name="ce25" office:value-type="float" office:value="-0.0401985188391891" calcext:value-type="float">
            <text:p>–0.04</text:p>
          </table:table-cell>
          <table:table-cell table:style-name="ce25" office:value-type="float" office:value="-2.36220472440945" calcext:value-type="float">
            <text:p>–2.36</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91183278389563" calcext:value-type="float">
            <text:p>0.01</text:p>
          </table:table-cell>
          <table:table-cell table:style-name="ce26" office:value-type="float" office:value="0.491106799122595" calcext:value-type="float">
            <text:p>0.49</text:p>
          </table:table-cell>
          <table:table-cell table:style-name="ce26" office:value-type="float" office:value="-0.00569984675359545" calcext:value-type="float">
            <text:p>–0.01</text:p>
          </table:table-cell>
          <table:table-cell table:style-name="ce26" office:value-type="float" office:value="-0.0178635738056532" calcext:value-type="float">
            <text:p>–0.02</text:p>
          </table:table-cell>
          <table:table-cell table:style-name="ce26" office:value-type="float" office:value="0.00611507922101977" calcext:value-type="float">
            <text:p>0.01</text:p>
          </table:table-cell>
          <table:table-cell table:style-name="ce26" office:value-type="float" office:value="-0.0205909605683064" calcext:value-type="float">
            <text:p>–0.02</text:p>
          </table:table-cell>
          <table:table-cell table:style-name="ce26" office:value-type="float" office:value="-0.00618649179517721" calcext:value-type="float">
            <text:p>–0.01</text:p>
          </table:table-cell>
          <table:table-cell table:style-name="ce26" office:value-type="float" office:value="-0.800000000000001" calcext:value-type="float">
            <text:p>–0.8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10 月 底" calcext:value-type="string">
            <text:p><text:s/>中 華 民 國 <text:s/>113 年 10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83" calcext:value-type="float">
            <text:p><text:s text:c="3"/>142,583</text:p>
          </table:table-cell>
          <table:table-cell table:style-name="ce36" office:value-type="float" office:value="9425080" calcext:value-type="float">
            <text:p><text:s text:c="3"/>9,425,080</text:p>
          </table:table-cell>
          <table:table-cell table:style-name="ce36" office:value-type="float" office:value="23402804" calcext:value-type="float">
            <text:p><text:s text:c="3"/>23,402,804</text:p>
          </table:table-cell>
          <table:table-cell table:style-name="ce36" office:value-type="float" office:value="11529787" calcext:value-type="float">
            <text:p><text:s text:c="3"/>11,529,787</text:p>
          </table:table-cell>
          <table:table-cell table:style-name="ce36" office:value-type="float" office:value="11873017" calcext:value-type="float">
            <text:p><text:s text:c="3"/>11,873,017</text:p>
          </table:table-cell>
          <table:table-cell table:style-name="ce53" office:value-type="float" office:value="97.11" calcext:value-type="float">
            <text:p>97.11</text:p>
          </table:table-cell>
          <table:table-cell table:style-name="ce53" office:value-type="float" office:value="646.53" calcext:value-type="float">
            <text:p>646.53</text:p>
          </table:table-cell>
          <table:table-cell table:style-name="ce64" office:value-type="float" office:value="2.48" calcext:value-type="float">
            <text:p>2.48</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708155" calcext:value-type="float">
            <text:p><text:s text:c="3"/>1,708,155</text:p>
          </table:table-cell>
          <table:table-cell table:style-name="ce36" office:value-type="float" office:value="4046986" calcext:value-type="float">
            <text:p><text:s text:c="3"/>4,046,986</text:p>
          </table:table-cell>
          <table:table-cell table:style-name="ce36" office:value-type="float" office:value="1965775" calcext:value-type="float">
            <text:p><text:s text:c="3"/>1,965,775</text:p>
          </table:table-cell>
          <table:table-cell table:style-name="ce36" office:value-type="float" office:value="2081211" calcext:value-type="float">
            <text:p><text:s text:c="3"/>2,081,211</text:p>
          </table:table-cell>
          <table:table-cell table:style-name="ce53" office:value-type="float" office:value="94.45" calcext:value-type="float">
            <text:p>94.45</text:p>
          </table:table-cell>
          <table:table-cell table:style-name="ce53" office:value-type="float" office:value="1971.67" calcext:value-type="float">
            <text:p>1,971.67</text:p>
          </table:table-cell>
          <table:table-cell table:style-name="ce64" office:value-type="float" office:value="2.37" calcext:value-type="float">
            <text:p>2.37</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8" calcext:value-type="float">
            <text:p><text:s text:c="3"/>9,578</text:p>
          </table:table-cell>
          <table:table-cell table:style-name="ce36" office:value-type="float" office:value="1070762" calcext:value-type="float">
            <text:p><text:s text:c="3"/>1,070,762</text:p>
          </table:table-cell>
          <table:table-cell table:style-name="ce36" office:value-type="float" office:value="2495096" calcext:value-type="float">
            <text:p><text:s text:c="3"/>2,495,096</text:p>
          </table:table-cell>
          <table:table-cell table:style-name="ce36" office:value-type="float" office:value="1176891" calcext:value-type="float">
            <text:p><text:s text:c="3"/>1,176,891</text:p>
          </table:table-cell>
          <table:table-cell table:style-name="ce36" office:value-type="float" office:value="1318205" calcext:value-type="float">
            <text:p><text:s text:c="3"/>1,318,205</text:p>
          </table:table-cell>
          <table:table-cell table:style-name="ce53" office:value-type="float" office:value="89.28" calcext:value-type="float">
            <text:p>89.28</text:p>
          </table:table-cell>
          <table:table-cell table:style-name="ce53" office:value-type="float" office:value="9179.91" calcext:value-type="float">
            <text:p>9,179.91</text:p>
          </table:table-cell>
          <table:table-cell table:style-name="ce64" office:value-type="float" office:value="2.33" calcext:value-type="float">
            <text:p>2.33</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86" calcext:value-type="float">
            <text:p><text:s text:c="3"/>11,986</text:p>
          </table:table-cell>
          <table:table-cell table:style-name="ce36" office:value-type="float" office:value="931340" calcext:value-type="float">
            <text:p><text:s text:c="3"/>931,340</text:p>
          </table:table-cell>
          <table:table-cell table:style-name="ce36" office:value-type="float" office:value="2334948" calcext:value-type="float">
            <text:p><text:s text:c="3"/>2,334,948</text:p>
          </table:table-cell>
          <table:table-cell table:style-name="ce36" office:value-type="float" office:value="1150177" calcext:value-type="float">
            <text:p><text:s text:c="3"/>1,150,177</text:p>
          </table:table-cell>
          <table:table-cell table:style-name="ce36" office:value-type="float" office:value="1184771" calcext:value-type="float">
            <text:p><text:s text:c="3"/>1,184,771</text:p>
          </table:table-cell>
          <table:table-cell table:style-name="ce53" office:value-type="float" office:value="97.08" calcext:value-type="float">
            <text:p>97.08</text:p>
          </table:table-cell>
          <table:table-cell table:style-name="ce53" office:value-type="float" office:value="1912.4" calcext:value-type="float">
            <text:p>1,912.40</text:p>
          </table:table-cell>
          <table:table-cell table:style-name="ce64" office:value-type="float" office:value="2.51" calcext:value-type="float">
            <text:p>2.51</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94379" calcext:value-type="float">
            <text:p><text:s text:c="3"/>1,094,379</text:p>
          </table:table-cell>
          <table:table-cell table:style-name="ce36" office:value-type="float" office:value="2856855" calcext:value-type="float">
            <text:p><text:s text:c="3"/>2,856,855</text:p>
          </table:table-cell>
          <table:table-cell table:style-name="ce36" office:value-type="float" office:value="1395310" calcext:value-type="float">
            <text:p><text:s text:c="3"/>1,395,310</text:p>
          </table:table-cell>
          <table:table-cell table:style-name="ce36" office:value-type="float" office:value="1461545" calcext:value-type="float">
            <text:p><text:s text:c="3"/>1,461,545</text:p>
          </table:table-cell>
          <table:table-cell table:style-name="ce53" office:value-type="float" office:value="95.47" calcext:value-type="float">
            <text:p>95.47</text:p>
          </table:table-cell>
          <table:table-cell table:style-name="ce53" office:value-type="float" office:value="1289.84" calcext:value-type="float">
            <text:p>1,289.84</text:p>
          </table:table-cell>
          <table:table-cell table:style-name="ce64" office:value-type="float" office:value="2.61" calcext:value-type="float">
            <text:p>2.61</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41602" calcext:value-type="float">
            <text:p><text:s text:c="3"/>741,602</text:p>
          </table:table-cell>
          <table:table-cell table:style-name="ce36" office:value-type="float" office:value="1858882" calcext:value-type="float">
            <text:p><text:s text:c="3"/>1,858,882</text:p>
          </table:table-cell>
          <table:table-cell table:style-name="ce36" office:value-type="float" office:value="921875" calcext:value-type="float">
            <text:p><text:s text:c="3"/>921,875</text:p>
          </table:table-cell>
          <table:table-cell table:style-name="ce36" office:value-type="float" office:value="937007" calcext:value-type="float">
            <text:p><text:s text:c="3"/>937,007</text:p>
          </table:table-cell>
          <table:table-cell table:style-name="ce53" office:value-type="float" office:value="98.39" calcext:value-type="float">
            <text:p>98.39</text:p>
          </table:table-cell>
          <table:table-cell table:style-name="ce53" office:value-type="float" office:value="848.16" calcext:value-type="float">
            <text:p>848.16</text:p>
          </table:table-cell>
          <table:table-cell table:style-name="ce64" office:value-type="float" office:value="2.51" calcext:value-type="float">
            <text:p>2.51</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68996" calcext:value-type="float">
            <text:p><text:s text:c="3"/>1,168,996</text:p>
          </table:table-cell>
          <table:table-cell table:style-name="ce36" office:value-type="float" office:value="2732139" calcext:value-type="float">
            <text:p><text:s text:c="3"/>2,732,139</text:p>
          </table:table-cell>
          <table:table-cell table:style-name="ce36" office:value-type="float" office:value="1338054" calcext:value-type="float">
            <text:p><text:s text:c="3"/>1,338,054</text:p>
          </table:table-cell>
          <table:table-cell table:style-name="ce36" office:value-type="float" office:value="1394085" calcext:value-type="float">
            <text:p><text:s text:c="3"/>1,394,085</text:p>
          </table:table-cell>
          <table:table-cell table:style-name="ce53" office:value-type="float" office:value="95.98" calcext:value-type="float">
            <text:p>95.98</text:p>
          </table:table-cell>
          <table:table-cell table:style-name="ce53" office:value-type="float" office:value="925.48" calcext:value-type="float">
            <text:p>925.48</text:p>
          </table:table-cell>
          <table:table-cell table:style-name="ce64" office:value-type="float" office:value="2.34" calcext:value-type="float">
            <text:p>2.34</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33" calcext:value-type="float">
            <text:p><text:s text:c="3"/>58,533</text:p>
          </table:table-cell>
          <table:table-cell table:style-name="ce36" office:value-type="float" office:value="2661345" calcext:value-type="float">
            <text:p><text:s text:c="3"/>2,661,345</text:p>
          </table:table-cell>
          <table:table-cell table:style-name="ce36" office:value-type="float" office:value="6920221" calcext:value-type="float">
            <text:p><text:s text:c="3"/>6,920,221</text:p>
          </table:table-cell>
          <table:table-cell table:style-name="ce36" office:value-type="float" office:value="3502376" calcext:value-type="float">
            <text:p><text:s text:c="3"/>3,502,376</text:p>
          </table:table-cell>
          <table:table-cell table:style-name="ce36" office:value-type="float" office:value="3417845" calcext:value-type="float">
            <text:p><text:s text:c="3"/>3,417,845</text:p>
          </table:table-cell>
          <table:table-cell table:style-name="ce53" office:value-type="float" office:value="102.47" calcext:value-type="float">
            <text:p>102.47</text:p>
          </table:table-cell>
          <table:table-cell table:style-name="ce53" office:value-type="float" office:value="275.6" calcext:value-type="float">
            <text:p>275.60</text:p>
          </table:table-cell>
          <table:table-cell table:style-name="ce64" office:value-type="float" office:value="2.6" calcext:value-type="float">
            <text:p>2.60</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8" calcext:value-type="float">
            <text:p><text:s text:c="3"/>3,658</text:p>
          </table:table-cell>
          <table:table-cell table:style-name="ce37" office:value-type="float" office:value="182562" calcext:value-type="float">
            <text:p><text:s text:c="3"/>182,562</text:p>
          </table:table-cell>
          <table:table-cell table:style-name="ce37" office:value-type="float" office:value="449223" calcext:value-type="float">
            <text:p><text:s text:c="3"/>449,223</text:p>
          </table:table-cell>
          <table:table-cell table:style-name="ce37" office:value-type="float" office:value="225204" calcext:value-type="float">
            <text:p><text:s text:c="3"/>225,204</text:p>
          </table:table-cell>
          <table:table-cell table:style-name="ce37" office:value-type="float" office:value="224019" calcext:value-type="float">
            <text:p><text:s text:c="3"/>224,019</text:p>
          </table:table-cell>
          <table:table-cell table:style-name="ce54" office:value-type="float" office:value="100.53" calcext:value-type="float">
            <text:p>100.53</text:p>
          </table:table-cell>
          <table:table-cell table:style-name="ce54" office:value-type="float" office:value="209.56" calcext:value-type="float">
            <text:p>209.56</text:p>
          </table:table-cell>
          <table:table-cell table:style-name="ce65" office:value-type="float" office:value="2.46" calcext:value-type="float">
            <text:p>2.46</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5" calcext:value-type="float">
            <text:p><text:s text:c="3"/>3,415</text:p>
          </table:table-cell>
          <table:table-cell table:style-name="ce37" office:value-type="float" office:value="227889" calcext:value-type="float">
            <text:p><text:s text:c="3"/>227,889</text:p>
          </table:table-cell>
          <table:table-cell table:style-name="ce37" office:value-type="float" office:value="593603" calcext:value-type="float">
            <text:p><text:s text:c="3"/>593,603</text:p>
          </table:table-cell>
          <table:table-cell table:style-name="ce37" office:value-type="float" office:value="302110" calcext:value-type="float">
            <text:p><text:s text:c="3"/>302,110</text:p>
          </table:table-cell>
          <table:table-cell table:style-name="ce37" office:value-type="float" office:value="291493" calcext:value-type="float">
            <text:p><text:s text:c="3"/>291,493</text:p>
          </table:table-cell>
          <table:table-cell table:style-name="ce54" office:value-type="float" office:value="103.64" calcext:value-type="float">
            <text:p>103.64</text:p>
          </table:table-cell>
          <table:table-cell table:style-name="ce54" office:value-type="float" office:value="415.82" calcext:value-type="float">
            <text:p>415.82</text:p>
          </table:table-cell>
          <table:table-cell table:style-name="ce65" office:value-type="float" office:value="2.6" calcext:value-type="float">
            <text:p>2.60</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3360" calcext:value-type="float">
            <text:p><text:s text:c="3"/>203,360</text:p>
          </table:table-cell>
          <table:table-cell table:style-name="ce37" office:value-type="float" office:value="533067" calcext:value-type="float">
            <text:p><text:s text:c="3"/>533,067</text:p>
          </table:table-cell>
          <table:table-cell table:style-name="ce37" office:value-type="float" office:value="273959" calcext:value-type="float">
            <text:p><text:s text:c="3"/>273,959</text:p>
          </table:table-cell>
          <table:table-cell table:style-name="ce37" office:value-type="float" office:value="259108" calcext:value-type="float">
            <text:p><text:s text:c="3"/>259,108</text:p>
          </table:table-cell>
          <table:table-cell table:style-name="ce54" office:value-type="float" office:value="105.73" calcext:value-type="float">
            <text:p>105.73</text:p>
          </table:table-cell>
          <table:table-cell table:style-name="ce54" office:value-type="float" office:value="292.84" calcext:value-type="float">
            <text:p>292.84</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7" calcext:value-type="float">
            <text:p><text:s text:c="3"/>9,237</text:p>
          </table:table-cell>
          <table:table-cell table:style-name="ce37" office:value-type="float" office:value="413723" calcext:value-type="float">
            <text:p><text:s text:c="3"/>413,723</text:p>
          </table:table-cell>
          <table:table-cell table:style-name="ce37" office:value-type="float" office:value="1227436" calcext:value-type="float">
            <text:p><text:s text:c="3"/>1,227,436</text:p>
          </table:table-cell>
          <table:table-cell table:style-name="ce37" office:value-type="float" office:value="622113" calcext:value-type="float">
            <text:p><text:s text:c="3"/>622,113</text:p>
          </table:table-cell>
          <table:table-cell table:style-name="ce37" office:value-type="float" office:value="605323" calcext:value-type="float">
            <text:p><text:s text:c="3"/>605,323</text:p>
          </table:table-cell>
          <table:table-cell table:style-name="ce54" office:value-type="float" office:value="102.77" calcext:value-type="float">
            <text:p>102.77</text:p>
          </table:table-cell>
          <table:table-cell table:style-name="ce54" office:value-type="float" office:value="1142.44" calcext:value-type="float">
            <text:p>1,142.44</text:p>
          </table:table-cell>
          <table:table-cell table:style-name="ce65" office:value-type="float" office:value="2.97" calcext:value-type="float">
            <text:p>2.97</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2970" calcext:value-type="float">
            <text:p><text:s text:c="3"/>182,970</text:p>
          </table:table-cell>
          <table:table-cell table:style-name="ce37" office:value-type="float" office:value="472978" calcext:value-type="float">
            <text:p><text:s text:c="3"/>472,978</text:p>
          </table:table-cell>
          <table:table-cell table:style-name="ce37" office:value-type="float" office:value="240572" calcext:value-type="float">
            <text:p><text:s text:c="3"/>240,572</text:p>
          </table:table-cell>
          <table:table-cell table:style-name="ce37" office:value-type="float" office:value="232406" calcext:value-type="float">
            <text:p><text:s text:c="3"/>232,406</text:p>
          </table:table-cell>
          <table:table-cell table:style-name="ce54" office:value-type="float" office:value="103.51" calcext:value-type="float">
            <text:p>103.51</text:p>
          </table:table-cell>
          <table:table-cell table:style-name="ce54" office:value-type="float" office:value="115.18" calcext:value-type="float">
            <text:p>115.18</text:p>
          </table:table-cell>
          <table:table-cell table:style-name="ce65" office:value-type="float" office:value="2.59" calcext:value-type="float">
            <text:p>2.59</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2" calcext:value-type="float">
            <text:p><text:s text:c="3"/>6,512</text:p>
          </table:table-cell>
          <table:table-cell table:style-name="ce37" office:value-type="float" office:value="251335" calcext:value-type="float">
            <text:p><text:s text:c="3"/>251,335</text:p>
          </table:table-cell>
          <table:table-cell table:style-name="ce37" office:value-type="float" office:value="658979" calcext:value-type="float">
            <text:p><text:s text:c="3"/>658,979</text:p>
          </table:table-cell>
          <table:table-cell table:style-name="ce37" office:value-type="float" office:value="338882" calcext:value-type="float">
            <text:p><text:s text:c="3"/>338,882</text:p>
          </table:table-cell>
          <table:table-cell table:style-name="ce37" office:value-type="float" office:value="320097" calcext:value-type="float">
            <text:p><text:s text:c="3"/>320,097</text:p>
          </table:table-cell>
          <table:table-cell table:style-name="ce54" office:value-type="float" office:value="105.87" calcext:value-type="float">
            <text:p>105.87</text:p>
          </table:table-cell>
          <table:table-cell table:style-name="ce54" office:value-type="float" office:value="510.51" calcext:value-type="float">
            <text:p>510.51</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5" calcext:value-type="float">
            <text:p><text:s text:c="3"/>5,375</text:p>
          </table:table-cell>
          <table:table-cell table:style-name="ce37" office:value-type="float" office:value="188029" calcext:value-type="float">
            <text:p><text:s text:c="3"/>188,029</text:p>
          </table:table-cell>
          <table:table-cell table:style-name="ce37" office:value-type="float" office:value="479630" calcext:value-type="float">
            <text:p><text:s text:c="3"/>479,630</text:p>
          </table:table-cell>
          <table:table-cell table:style-name="ce37" office:value-type="float" office:value="248164" calcext:value-type="float">
            <text:p><text:s text:c="3"/>248,164</text:p>
          </table:table-cell>
          <table:table-cell table:style-name="ce37" office:value-type="float" office:value="231466" calcext:value-type="float">
            <text:p><text:s text:c="3"/>231,466</text:p>
          </table:table-cell>
          <table:table-cell table:style-name="ce54" office:value-type="float" office:value="107.21" calcext:value-type="float">
            <text:p>107.21</text:p>
          </table:table-cell>
          <table:table-cell table:style-name="ce54" office:value-type="float" office:value="251.95" calcext:value-type="float">
            <text:p>251.95</text:p>
          </table:table-cell>
          <table:table-cell table:style-name="ce65" office:value-type="float" office:value="2.55" calcext:value-type="float">
            <text:p>2.55</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2161" calcext:value-type="float">
            <text:p><text:s text:c="3"/>302,161</text:p>
          </table:table-cell>
          <table:table-cell table:style-name="ce37" office:value-type="float" office:value="790021" calcext:value-type="float">
            <text:p><text:s text:c="3"/>790,021</text:p>
          </table:table-cell>
          <table:table-cell table:style-name="ce37" office:value-type="float" office:value="399701" calcext:value-type="float">
            <text:p><text:s text:c="3"/>399,701</text:p>
          </table:table-cell>
          <table:table-cell table:style-name="ce37" office:value-type="float" office:value="390320" calcext:value-type="float">
            <text:p><text:s text:c="3"/>390,320</text:p>
          </table:table-cell>
          <table:table-cell table:style-name="ce54" office:value-type="float" office:value="102.4" calcext:value-type="float">
            <text:p>102.40</text:p>
          </table:table-cell>
          <table:table-cell table:style-name="ce54" office:value-type="float" office:value="284.63" calcext:value-type="float">
            <text:p>284.63</text:p>
          </table:table-cell>
          <table:table-cell table:style-name="ce65" office:value-type="float" office:value="2.61" calcext:value-type="float">
            <text:p>2.61</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521" calcext:value-type="float">
            <text:p><text:s text:c="3"/>85,521</text:p>
          </table:table-cell>
          <table:table-cell table:style-name="ce37" office:value-type="float" office:value="210281" calcext:value-type="float">
            <text:p><text:s text:c="3"/>210,281</text:p>
          </table:table-cell>
          <table:table-cell table:style-name="ce37" office:value-type="float" office:value="107109" calcext:value-type="float">
            <text:p><text:s text:c="3"/>107,109</text:p>
          </table:table-cell>
          <table:table-cell table:style-name="ce37" office:value-type="float" office:value="103172" calcext:value-type="float">
            <text:p><text:s text:c="3"/>103,172</text:p>
          </table:table-cell>
          <table:table-cell table:style-name="ce54" office:value-type="float" office:value="103.82" calcext:value-type="float">
            <text:p>103.82</text:p>
          </table:table-cell>
          <table:table-cell table:style-name="ce54" office:value-type="float" office:value="59.82" calcext:value-type="float">
            <text:p>59.82</text:p>
          </table:table-cell>
          <table:table-cell table:style-name="ce65" office:value-type="float" office:value="2.46" calcext:value-type="float">
            <text:p>2.46</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3" calcext:value-type="float">
            <text:p><text:s text:c="3"/>3,623</text:p>
          </table:table-cell>
          <table:table-cell table:style-name="ce37" office:value-type="float" office:value="129952" calcext:value-type="float">
            <text:p><text:s text:c="3"/>129,952</text:p>
          </table:table-cell>
          <table:table-cell table:style-name="ce37" office:value-type="float" office:value="315699" calcext:value-type="float">
            <text:p><text:s text:c="3"/>315,699</text:p>
          </table:table-cell>
          <table:table-cell table:style-name="ce37" office:value-type="float" office:value="158390" calcext:value-type="float">
            <text:p><text:s text:c="3"/>158,390</text:p>
          </table:table-cell>
          <table:table-cell table:style-name="ce37" office:value-type="float" office:value="157309" calcext:value-type="float">
            <text:p><text:s text:c="3"/>157,309</text:p>
          </table:table-cell>
          <table:table-cell table:style-name="ce54" office:value-type="float" office:value="100.69" calcext:value-type="float">
            <text:p>100.69</text:p>
          </table:table-cell>
          <table:table-cell table:style-name="ce54" office:value-type="float" office:value="68.21" calcext:value-type="float">
            <text:p>68.21</text:p>
          </table:table-cell>
          <table:table-cell table:style-name="ce65" office:value-type="float" office:value="2.43" calcext:value-type="float">
            <text:p>2.43</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756" calcext:value-type="float">
            <text:p><text:s text:c="3"/>43,756</text:p>
          </table:table-cell>
          <table:table-cell table:style-name="ce37" office:value-type="float" office:value="107886" calcext:value-type="float">
            <text:p><text:s text:c="3"/>107,886</text:p>
          </table:table-cell>
          <table:table-cell table:style-name="ce37" office:value-type="float" office:value="55177" calcext:value-type="float">
            <text:p><text:s text:c="3"/>55,177</text:p>
          </table:table-cell>
          <table:table-cell table:style-name="ce37" office:value-type="float" office:value="52709" calcext:value-type="float">
            <text:p><text:s text:c="3"/>52,709</text:p>
          </table:table-cell>
          <table:table-cell table:style-name="ce54" office:value-type="float" office:value="104.68" calcext:value-type="float">
            <text:p>104.68</text:p>
          </table:table-cell>
          <table:table-cell table:style-name="ce54" office:value-type="float" office:value="850.41" calcext:value-type="float">
            <text:p>850.41</text:p>
          </table:table-cell>
          <table:table-cell table:style-name="ce65" office:value-type="float" office:value="2.47" calcext:value-type="float">
            <text:p>2.47</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6" calcext:value-type="float">
            <text:p><text:s text:c="3"/>3,326</text:p>
          </table:table-cell>
          <table:table-cell table:style-name="ce37" office:value-type="float" office:value="162092" calcext:value-type="float">
            <text:p><text:s text:c="3"/>162,092</text:p>
          </table:table-cell>
          <table:table-cell table:style-name="ce37" office:value-type="float" office:value="361513" calcext:value-type="float">
            <text:p><text:s text:c="3"/>361,513</text:p>
          </table:table-cell>
          <table:table-cell table:style-name="ce37" office:value-type="float" office:value="179374" calcext:value-type="float">
            <text:p><text:s text:c="3"/>179,374</text:p>
          </table:table-cell>
          <table:table-cell table:style-name="ce37" office:value-type="float" office:value="182139" calcext:value-type="float">
            <text:p><text:s text:c="3"/>182,139</text:p>
          </table:table-cell>
          <table:table-cell table:style-name="ce54" office:value-type="float" office:value="98.48" calcext:value-type="float">
            <text:p>98.48</text:p>
          </table:table-cell>
          <table:table-cell table:style-name="ce54" office:value-type="float" office:value="2723.08" calcext:value-type="float">
            <text:p>2,723.08</text:p>
          </table:table-cell>
          <table:table-cell table:style-name="ce65" office:value-type="float" office:value="2.23" calcext:value-type="float">
            <text:p>2.23</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3145" calcext:value-type="float">
            <text:p><text:s text:c="3"/>183,145</text:p>
          </table:table-cell>
          <table:table-cell table:style-name="ce37" office:value-type="float" office:value="457404" calcext:value-type="float">
            <text:p><text:s text:c="3"/>457,404</text:p>
          </table:table-cell>
          <table:table-cell table:style-name="ce37" office:value-type="float" office:value="225774" calcext:value-type="float">
            <text:p><text:s text:c="3"/>225,774</text:p>
          </table:table-cell>
          <table:table-cell table:style-name="ce37" office:value-type="float" office:value="231630" calcext:value-type="float">
            <text:p><text:s text:c="3"/>231,630</text:p>
          </table:table-cell>
          <table:table-cell table:style-name="ce54" office:value-type="float" office:value="97.47" calcext:value-type="float">
            <text:p>97.47</text:p>
          </table:table-cell>
          <table:table-cell table:style-name="ce54" office:value-type="float" office:value="4391.67" calcext:value-type="float">
            <text:p>4,391.67</text:p>
          </table:table-cell>
          <table:table-cell table:style-name="ce65" office:value-type="float" office:value="2.5" calcext:value-type="float">
            <text:p>2.50</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4850" calcext:value-type="float">
            <text:p><text:s text:c="3"/>104,850</text:p>
          </table:table-cell>
          <table:table-cell table:style-name="ce37" office:value-type="float" office:value="262501" calcext:value-type="float">
            <text:p><text:s text:c="3"/>262,501</text:p>
          </table:table-cell>
          <table:table-cell table:style-name="ce37" office:value-type="float" office:value="125847" calcext:value-type="float">
            <text:p><text:s text:c="3"/>125,847</text:p>
          </table:table-cell>
          <table:table-cell table:style-name="ce37" office:value-type="float" office:value="136654" calcext:value-type="float">
            <text:p><text:s text:c="3"/>136,654</text:p>
          </table:table-cell>
          <table:table-cell table:style-name="ce54" office:value-type="float" office:value="92.09" calcext:value-type="float">
            <text:p>92.09</text:p>
          </table:table-cell>
          <table:table-cell table:style-name="ce54" office:value-type="float" office:value="4373.15" calcext:value-type="float">
            <text:p>4,373.15</text:p>
          </table:table-cell>
          <table:table-cell table:style-name="ce65" office:value-type="float" office:value="2.5" calcext:value-type="float">
            <text:p>2.50</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8501" calcext:value-type="float">
            <text:p><text:s text:c="3"/>48,501</text:p>
          </table:table-cell>
          <table:table-cell table:style-name="ce36" office:value-type="float" office:value="157677" calcext:value-type="float">
            <text:p><text:s text:c="3"/>157,677</text:p>
          </table:table-cell>
          <table:table-cell table:style-name="ce36" office:value-type="float" office:value="79329" calcext:value-type="float">
            <text:p><text:s text:c="3"/>79,329</text:p>
          </table:table-cell>
          <table:table-cell table:style-name="ce36" office:value-type="float" office:value="78348" calcext:value-type="float">
            <text:p><text:s text:c="3"/>78,348</text:p>
          </table:table-cell>
          <table:table-cell table:style-name="ce53" office:value-type="float" office:value="101.25" calcext:value-type="float">
            <text:p>101.25</text:p>
          </table:table-cell>
          <table:table-cell table:style-name="ce53" office:value-type="float" office:value="873.77" calcext:value-type="float">
            <text:p>873.77</text:p>
          </table:table-cell>
          <table:table-cell table:style-name="ce64" office:value-type="float" office:value="3.25" calcext:value-type="float">
            <text:p>3.25</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662" calcext:value-type="float">
            <text:p><text:s text:c="3"/>44,662</text:p>
          </table:table-cell>
          <table:table-cell table:style-name="ce37" office:value-type="float" office:value="143711" calcext:value-type="float">
            <text:p><text:s text:c="3"/>143,711</text:p>
          </table:table-cell>
          <table:table-cell table:style-name="ce37" office:value-type="float" office:value="71280" calcext:value-type="float">
            <text:p><text:s text:c="3"/>71,280</text:p>
          </table:table-cell>
          <table:table-cell table:style-name="ce37" office:value-type="float" office:value="72431" calcext:value-type="float">
            <text:p><text:s text:c="3"/>72,431</text:p>
          </table:table-cell>
          <table:table-cell table:style-name="ce54" office:value-type="float" office:value="98.41" calcext:value-type="float">
            <text:p>98.41</text:p>
          </table:table-cell>
          <table:table-cell table:style-name="ce54" office:value-type="float" office:value="947.61" calcext:value-type="float">
            <text:p>947.61</text:p>
          </table:table-cell>
          <table:table-cell table:style-name="ce65" office:value-type="float" office:value="3.22" calcext:value-type="float">
            <text:p>3.22</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839" calcext:value-type="float">
            <text:p><text:s text:c="3"/>3,839</text:p>
          </table:table-cell>
          <table:table-cell table:style-name="ce37" office:value-type="float" office:value="13966" calcext:value-type="float">
            <text:p><text:s text:c="3"/>13,966</text:p>
          </table:table-cell>
          <table:table-cell table:style-name="ce37" office:value-type="float" office:value="8049" calcext:value-type="float">
            <text:p><text:s text:c="3"/>8,049</text:p>
          </table:table-cell>
          <table:table-cell table:style-name="ce37" office:value-type="float" office:value="5917" calcext:value-type="float">
            <text:p><text:s text:c="3"/>5,917</text:p>
          </table:table-cell>
          <table:table-cell table:style-name="ce54" office:value-type="float" office:value="136.03" calcext:value-type="float">
            <text:p>136.03</text:p>
          </table:table-cell>
          <table:table-cell table:style-name="ce54" office:value-type="float" office:value="484.93" calcext:value-type="float">
            <text:p>484.93</text:p>
          </table:table-cell>
          <table:table-cell table:style-name="ce65" office:value-type="float" office:value="3.64" calcext:value-type="float">
            <text:p>3.64</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